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paragraph-properties fo:margin-bottom="0in"/>
      <style:text-properties fo:font-weight="bold" style:font-weight-asian="bold" style:font-weight-complex="bold" fo:font-size="12pt" style:font-size-asian="12pt" style:font-size-complex="12pt"/>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text-properties fo:font-weight="bold" style:font-weight-asian="bold" style:font-weight-complex="bold"/>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text-properties fo:font-weight="bold" style:font-weight-asian="bold" style:font-weight-complex="bold" fo:font-size="12pt" style:font-size-asian="12pt" style:font-size-complex="12pt"/>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text-properties fo:font-weight="bold" style:font-weight-asian="bold" style:font-weight-complex="bold"/>
    </style:style>
    <style:style style:name="P17" style:parent-style-name="Normal" style:family="paragraph">
      <style:paragraph-properties fo:margin-bottom="0in"/>
    </style:style>
    <style:style style:name="P18" style:parent-style-name="Normal" style:family="paragraph">
      <style:paragraph-properties fo:margin-bottom="0in"/>
      <style:text-properties fo:font-weight="bold" style:font-weight-asian="bold" style:font-weight-complex="bold" fo:font-size="12pt" style:font-size-asian="12pt" style:font-size-complex="12pt"/>
    </style:style>
    <style:style style:name="P19" style:parent-style-name="Normal" style:family="paragraph">
      <style:paragraph-properties fo:margin-bottom="0in"/>
      <style:text-properties fo:font-weight="bold" style:font-weight-asian="bold" style:font-weight-complex="bold" fo:font-size="14pt" style:font-size-asian="14pt" style:font-size-complex="14pt"/>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text-properties fo:font-weight="bold" style:font-weight-asian="bold" style:font-weight-complex="bold"/>
    </style:style>
    <style:style style:name="P27" style:parent-style-name="Normal" style:family="paragraph">
      <style:paragraph-properties fo:margin-bottom="0in"/>
    </style:style>
    <style:style style:name="P28" style:parent-style-name="Normal" style:family="paragraph">
      <style:paragraph-properties fo:margin-bottom="0in"/>
      <style:text-properties fo:font-weight="bold" style:font-weight-asian="bold" style:font-weight-complex="bold" fo:font-size="12pt" style:font-size-asian="12pt" style:font-size-complex="12pt"/>
    </style:style>
    <style:style style:name="P29" style:parent-style-name="Heading1" style:family="paragraph">
      <style:paragraph-properties fo:margin-top="0in" fo:background-color="#FFFFFF"/>
      <style:text-properties style:font-name="Calibri" style:font-name-complex="Calibri" fo:font-weight="bold" style:font-weight-asian="bold" style:font-weight-complex="bold" fo:color="#333333" fo:font-size="12pt" style:font-size-asian="12pt" style:font-size-complex="12pt"/>
    </style:style>
    <style:style style:name="P30" style:parent-style-name="Normal" style:family="paragraph">
      <style:paragraph-properties fo:margin-bottom="0in"/>
      <style:text-properties fo:language="en" fo:country="US"/>
    </style:style>
    <style:style style:name="P31" style:parent-style-name="Normal" style:family="paragraph">
      <style:paragraph-properties fo:margin-bottom="0in"/>
      <style:text-properties fo:language="en" fo:country="US"/>
    </style:style>
    <style:style style:name="P32" style:parent-style-name="Normal" style:family="paragraph">
      <style:paragraph-properties fo:margin-bottom="0in"/>
      <style:text-properties fo:language="en" fo:country="US"/>
    </style:style>
    <style:style style:name="P33" style:parent-style-name="Normal" style:family="paragraph">
      <style:paragraph-properties fo:margin-bottom="0in"/>
      <style:text-properties fo:language="en" fo:country="US"/>
    </style:style>
    <style:style style:name="P34" style:parent-style-name="Normal" style:family="paragraph">
      <style:paragraph-properties fo:margin-bottom="0in"/>
      <style:text-properties fo:font-weight="bold" style:font-weight-asian="bold" style:font-weight-complex="bold" fo:language="en" fo:country="US"/>
    </style:style>
    <style:style style:name="P35" style:parent-style-name="Normal" style:family="paragraph">
      <style:paragraph-properties fo:margin-bottom="0in"/>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font-style="italic" style:font-style-asian="italic" style:font-style-complex="italic"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font-style="italic" style:font-style-asian="italic" style:font-style-complex="italic"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font-style="italic" style:font-style-asian="italic" style:font-style-complex="italic"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font-style="italic" style:font-style-asian="italic" style:font-style-complex="italic" fo:language="en" fo:country="US"/>
    </style:style>
    <style:style style:name="T63" style:parent-style-name="DefaultParagraphFont" style:family="text">
      <style:text-properties fo:language="en" fo:country="US"/>
    </style:style>
    <style:style style:name="P64" style:parent-style-name="Normal" style:family="paragraph">
      <style:paragraph-properties fo:margin-bottom="0in"/>
      <style:text-properties fo:font-size="12pt" style:font-size-asian="12pt" style:font-size-complex="12pt"/>
    </style:style>
  </office:automatic-styles>
  <office:body>
    <office:text text:use-soft-page-breaks="true">
      <text:p text:style-name="P1">Housing</text:p>
      <text:p text:style-name="P2">Smart Water Management</text:p>
      <text:p text:style-name="P3">The proposed system<text:s/>by (Gupta<text:s/>et al., 2018)<text:s/>implements two sensors. An<text:s/>ultrasonic water level sensor<text:s/>which<text:s/>constantly monitors<text:s/>the water level and transmit the data over<text:s/>cloud to the residents in the society. <text:s/>The second sensor is a<text:s/>Turbidity sensor<text:s/>which<text:s/>monitors<text:s/>basic water quality features and<text:s/>presents a<text:s/>historic data<text:s/>in form of a quality vs quantity graph.<text:s/>The<text:s/>proposed system uses the RaspBerry Pi zero w model microcontroller with a built-in WiFi module which communicates with the cloud and other devices while consuming less power. Connectors are used to connect sensors to raspberry pi wirelessly sending the data to the cloud. Easy installation of the ultrasonic and turbidity sensors into already existing building without extensive modifications enables low cost of installation of this system.<text:s/>The<text:s/>system<text:s/>enables<text:s/>residents<text:s/>to control and monitor<text:s/>water<text:s/>quality and quantity<text:s/>remotely using<text:s/>smart<text:s/>mobile<text:s/>devices.<text:s/>It<text:s/>also<text:s/>assists<text:s/>in<text:s/>selecting<text:s/>the water provider.<text:s/>Implementation challenges<text:s/>could<text:s/>include<text:s/>insufficient supply of water,<text:s/>insufficient deployment of meters since these provide the raw data the system relays on and sensor failures and disruptions which may happen due<text:s/>longer replacement time scale<text:s/>and geological events.</text:p>
      <text:p text:style-name="P4"/>
      <text:p text:style-name="P5">The system would have to adhere to data protection laws<text:s/>put in place<text:s/>like GPR in Europe<text:s/>to ensure<text:s/>privacy and security of<text:s/>personal data collected. Ethically, the system must adhere to the health and safety laws<text:s/>and protocols<text:s/>due<text:s/>to<text:s/>possible leakages or water pipe explosions.<text:s/>Complicated polices and regulations in management of water resources<text:s/>and resilience to climate change<text:s/>are additional<text:s/>issues<text:s/>that<text:s/>may<text:s/>affect this system since water companies would have to meet the standards and objectives in place.</text:p>
      <text:p text:style-name="P6"/>
      <text:p text:style-name="P7">Conclusion:</text:p>
      <text:p text:style-name="P8">With the use of smart phone or any other mobile device, water level monitoring can be done remotely. The proposed system is robust, small, easy to install and will increase convenience for residents due to its remote monitoring capabilities.</text:p>
      <text:p text:style-name="P9"/>
      <text:p text:style-name="P10">Privacy-preserving<text:s/></text:p>
      <text:p text:style-name="P11">Lee et al. (2017) proposes a privacy-preserving smart home system connecting a home controller with data hiding capabilities through community networking, integrating the data to a hierarchical architecture on a cloud platform for a data analytical access control<text:s/>mechanism. The<text:s/>proposed system comprises of a three-layered hierarchical architecture that consists of a home controller, community broker and a cloud platform. The home controller comprises predefining source data format, data hiding and data minimizing. It forms the basis of overall privacy protection and protects personal data in a household by de-identifying data at the home level.<text:s/>The community broker provides privacy protection<text:s/>by separating data, fusion, and aggregation.<text:s/>The cloud platform integrates various actions which include the access control mechanism, informing process scenario and the enforcement process in addition to providing access to predetermined public information used for analysis and management services.<text:s/>This<text:s/>preserves<text:s/>privacy and<text:s/>provides security for<text:s/>personal<text:s/>from<text:s/>unauthorised personnel who could have malicious intentions.</text:p>
      <text:p text:style-name="P12">The<text:s/>challenges<text:s/>to implementing this system<text:s/>could<text:s/>include<text:s/>unstable internet connectivity to associated monitors which in turn affect analysis procedures.<text:s/>In addition, lack of common communication if different software vendors are used<text:s/>without cross communication capabilities to other software in the system.</text:p>
      <text:p text:style-name="P13"/>
      <text:soft-page-break/>
      <text:p text:style-name="P14">Ethically,<text:s/>user<text:s/>consent<text:s/>is required to<text:s/>build trust and grant<text:s/>access to<text:s/>data<text:s/>collected<text:s/>which protects the user’s integrity and failure to do this may have legal<text:s/>implications.<text:s/>In the EU, the system must adhere to GDPR<text:s/>regulations.<text:s/>Socially, data collected must not lead to social discrimination and equity.</text:p>
      <text:p text:style-name="P15"/>
      <text:p text:style-name="P16">Conclusion:</text:p>
      <text:p text:style-name="P17">An empirical data collection in study was performed where the<text:s/>privacy<text:s/>protecting mechanisms were applied including demonstration of applications diversified to smart home data<text:s/>analytics.<text:s/>This paper contributes to the field of home automation.</text:p>
      <text:p text:style-name="P18"/>
      <text:p text:style-name="P19">Smart<text:s/>House Management and Control Without Customer Inconvenience</text:p>
      <text:p text:style-name="P20">Alquthami and Meliopoulos<text:s/>(2018)<text:s/>present an energy management system for a smart house providing coordinated control minimizing overloading/overheating<text:s/>in<text:s/>the distribution infrastructure.</text:p>
      <text:p text:style-name="P21">To<text:s/>perform functions that<text:s/>benefit both the customers and utilities,<text:s/>it makes use of existing house resources that include smart appliances, energy sources and energy storage devices.</text:p>
      <text:p text:style-name="P22">The House Energy management system advance infrastructure takes<text:s/>advantage of new technologies<text:s/>and is used as a<text:s/>basic<text:s/>framework<text:s/>for the proposed system.<text:s/>Two different optimization objectives functions were implemented in this paper. One is minimization of customer’s total energy cost over a planning period given electricity rates.<text:s/>Second<text:s/>is<text:s/>house peak load minimization<text:s/>with functionalities<text:s/>to minimize the peak load over a day subject to meeting customer requirements<text:s/>and<text:s/>observing every component ratings and constraints.<text:s/>Challenges to implementing this system may include<text:s/>lack of management support in terms of commitment<text:s/>in<text:s/>addition<text:s/>to<text:s/>difficulty in determining the energy baseline and performance baseline indicators.</text:p>
      <text:p text:style-name="P23"/>
      <text:p text:style-name="P24">Economically this may be a costly system to run due to maintenance and replacement costs of broken devices required by the system.<text:s/>Socially,<text:s/><text:s/>environmental sustainability<text:s/>polices may affect the implementation if the proposed system does not comply with<text:s/>the set policies.<text:s/>The system would also have to comply to Energy Opportunity Saving Scheme (ESOS) since this is a legal requirement in the UK.<text:s/>Ethically, the service providers should have a set plan to encourage and implement the use of renewable energy which is ethically more responsible than fossil fuels.</text:p>
      <text:p text:style-name="P25"/>
      <text:p text:style-name="P26">Conclusion:</text:p>
      <text:p text:style-name="P27">The Smart House energy Management system can provide smart controls to house controllable devices to mitigate unwanted impacts from integrating new loads. It an also maximize benefits associated with house appliances and DERs for the benefit of<text:s/>utility<text:s/>and customers.</text:p>
      <text:p text:style-name="P28"/>
      <text:h text:style-name="P29" text:outline-level="1">An Advanced Home Energy Management System</text:h>
      <text:p text:style-name="P30">Lin and<text:s/>Tsai (2015) propose<text:s/>an advanced HEMS facilitated by Nonintrusive Load Monitoring (NILM) technique with an Automated Nondominated Sorting Genetic Algorithm-II (NSGA-II) base multi-objective in-home power scheduling mechanism.<text:s/>This proposed system has two major benefits. The proposed NILM uses<text:s/>an energy audit<text:s/>to<text:s/>monitor appliances in a household in a cost-effective way making it possible for installation of a data acquisition device with only<text:s/>a<text:s/>single minimal set of voltage and current sensors.<text:s/>The proposed advanced HEMS expected<text:s/>to improve<text:s/>customer involvement in the DR is achieved and obtained where residents are not naïve about electricity energy saving for demand-side load management.<text:s/>Sufficient electric energy in the course of peak-demand durations to down stream sectors of a smart<text:s/>grid, maintain<text:s/>grid stability and safety at<text:s/>sustainable costs.<text:s/>Challenges in implementation of this system may include disparate systems which make it difficult to complete an analysis of the energy usage.<text:s/>Demand for specific applications and routines is another challenge since some EMS systems may require specific software and routines.</text:p>
      <text:p text:style-name="P31"/>
      <text:p text:style-name="P32">Ethically, Sensors<text:s/>monitoring everyday energy consumption may come off as a potential threat to privacy.<text:s/>Sensor networks can become a weak point where unauthorized access could potentially become a threat to data secrecy<text:s/>which may<text:s/>require<text:s/>legal action.<text:s/>Wireless networks are a potential threat to social lives and well-being of people<text:s/>due to rising concern of the long-tern health effects of wireless devices.<text:s/>Negative<text:s/>economic implications<text:s/>are possible<text:s/>if<text:s/>implementation and<text:s/>maintenance<text:s/>is<text:s/>expensive for<text:s/>most of<text:s/>the intended users.<text:s/>The<text:s/>system must comply with the Energy Opportunity Saving Scheme (ESOS)<text:s/>in the UK.</text:p>
      <text:p text:style-name="P33"/>
      <text:p text:style-name="P34">Conclusion:</text:p>
      <text:p text:style-name="P35">In conclusion the proposed advanced HEMS with<text:s/>NILM technique and NSGA-II-based in-home scheduling is presented. The system and the NILM<text:s/>having an automatic Disaster Recovery mechanism is feasible and workable since this system was methodology was deployed and assessed in a real house environment in Taiwan.</text:p>
      <text:h text:style-name="Heading1" text:outline-level="1">References</text:h>
      <text:p text:style-name="Bibliography"><text:span text:style-name="T36">Alquthami, T. &amp; Meliopoulos, A. P. S.<text:s/></text:span><text:span text:style-name="T37">(</text:span><text:span text:style-name="T38">2018</text:span><text:span text:style-name="T39">)</text:span><text:span text:style-name="T40">. Smart House Management and Control Without Customer Inconvenience.<text:s/></text:span><text:span text:style-name="T41">IEEE Transactions on Smart Grid,<text:s/></text:span><text:span text:style-name="T42">9(4), pp. 2553 - 2562.</text:span></text:p>
      <text:p text:style-name="Bibliography"><text:span text:style-name="T43">Gupta, K. et al.,<text:s/></text:span><text:span text:style-name="T44">(</text:span><text:span text:style-name="T45">2018</text:span><text:span text:style-name="T46">)</text:span><text:span text:style-name="T47"><text:s/></text:span><text:span text:style-name="T48">Smart Water Management in Housing Societies using IoT.<text:s/></text:span><text:span text:style-name="T49">Coimbatore, India: IEEE.</text:span></text:p>
      <text:p text:style-name="Bibliography"><text:span text:style-name="T50">Lee, Y.-T., Hsiao, W.-H., Lin, Y.-S. &amp; Chou, S.-C. T.</text:span><text:span text:style-name="T51"><text:s/>(</text:span><text:span text:style-name="T52">2017</text:span><text:span text:style-name="T53">)</text:span><text:span text:style-name="T54">. Privacy-preserving data analytics in cloud-based smart home with community hierarchy.<text:s/></text:span><text:span text:style-name="T55">IEEE Transactions on Consumer Electronics,<text:s/></text:span><text:span text:style-name="T56">63(2), pp. 200-207.</text:span></text:p>
      <text:p text:style-name="Bibliography"><text:span text:style-name="T57">Lin, Y.-H. &amp; Tsai, M.-S.<text:s/></text:span><text:span text:style-name="T58">(</text:span><text:span text:style-name="T59">2015</text:span><text:span text:style-name="T60">)</text:span><text:span text:style-name="T61">. An Advanced Home Energy Management System Facilitated by Nonintrusive Load Monitoring With Automated Multiobjective Power Scheduling.<text:s/></text:span><text:span text:style-name="T62">IEEE Transactions on Smart Grid,<text:s/></text:span><text:span text:style-name="T63">6(4), pp. 1839 - 1851.</text:span></text:p>
      <text:p text:style-name="Normal"/>
      <text:p text:style-name="Normal"/>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6%"/>
      <style:text-properties style:font-name="Calibri Light" style:font-name-asian="Times New Roman" fo:color="#2F5496" fo:font-size="16pt" style:font-size-asian="16pt" style:font-size-complex="16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rris roy</meta:initial-creator>
    <dc:creator>borris roy</dc:creator>
    <meta:creation-date>2021-03-08T21:45:00Z</meta:creation-date>
    <dc:date>2021-03-12T08:43:00Z</dc:date>
    <meta:template xlink:href="Normal" xlink:type="simple"/>
    <meta:editing-cycles>117</meta:editing-cycles>
    <meta:editing-duration>PT229920S</meta:editing-duration>
    <meta:document-statistic meta:page-count="3" meta:paragraph-count="17" meta:word-count="1332" meta:character-count="8911" meta:row-count="63" meta:non-whitespace-character-count="7596"/>
  </office:meta>
</office:document-meta>
</file>